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800000049F714F6B6.jpg" manifest:media-type="image/jpeg"/>
  <manifest:file-entry manifest:full-path="Pictures/200000070000082B00000B5FE376DAC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Verdana" svg:font-family="Verdana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innerD" svg:font-family="Binne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455cm" table:align="margins"/>
    </style:style>
    <style:style style:name="Tabela1.A" style:family="table-column">
      <style:table-column-properties style:column-width="16.455cm" style:rel-column-width="65535*"/>
    </style:style>
    <style:style style:name="Tabela1.A1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a2" style:family="table">
      <style:table-properties style:width="16.455cm" table:align="margins"/>
    </style:style>
    <style:style style:name="Tabela2.A" style:family="table-column">
      <style:table-column-properties style:column-width="16.455cm" style:rel-column-width="65535*"/>
    </style:style>
    <style:style style:name="Tabela2.A1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a5" style:family="table">
      <style:table-properties style:width="16.529cm" table:align="margins"/>
    </style:style>
    <style:style style:name="Tabela5.A" style:family="table-column">
      <style:table-column-properties style:column-width="16.529cm" style:rel-column-width="65535*"/>
    </style:style>
    <style:style style:name="Tabela5.A1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a3" style:family="table">
      <style:table-properties style:width="16.529cm" table:align="margins"/>
    </style:style>
    <style:style style:name="Tabela3.A" style:family="table-column">
      <style:table-column-properties style:column-width="16.529cm" style:rel-column-width="65535*"/>
    </style:style>
    <style:style style:name="Tabela3.A1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a4" style:family="table">
      <style:table-properties style:width="16.552cm" fo:margin-left="-0.016cm" fo:margin-right="-0.007cm" table:align="margins"/>
    </style:style>
    <style:style style:name="Tabela4.A" style:family="table-column">
      <style:table-column-properties style:column-width="16.552cm" style:rel-column-width="65535*"/>
    </style:style>
    <style:style style:name="Tabela4.A1" style:family="table-cell">
      <style:table-cell-properties fo:background-color="#e6e6e6" fo:padding="0.097cm" fo:border="none">
        <style:background-image/>
      </style:table-cell-properties>
    </style:style>
    <style:style style:name="Tabela4.A2" style:family="table-cell">
      <style:table-cell-properties fo:background-color="transparent" fo:padding="0.097cm" fo:border="none">
        <style:background-image/>
      </style:table-cell-properties>
    </style:style>
    <style:style style:name="Tabela4.A3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 Black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fo:font-weight="normal" style:font-name-asian="Verdana" style:font-size-asian="13pt" style:font-weight-asian="normal" style:font-name-complex="Verdana" style:font-size-complex="13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spacing="0.101cm" fo:text-align="start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spacing="0.101cm" fo:text-align="center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style:line-spacing="0.101cm" fo:text-align="start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style:font-name-asian="Arial1" style:font-size-asian="13pt" style:font-name-complex="Arial1" style:font-size-complex="13pt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style:font-name-asian="Arial1" style:font-size-asian="13pt" style:font-name-complex="Arial1" style:font-size-complex="13pt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style:font-name-asian="Arial1" style:font-size-asian="13pt" style:font-name-complex="Arial1" style:font-size-complex="13pt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style:font-name-asian="Arial1" style:font-size-asian="13pt" style:font-name-complex="Arial1" style:font-size-complex="13pt"/>
    </style:style>
    <style:style style:name="P12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libri" fo:font-size="13pt" style:font-size-asian="13pt" style:font-size-complex="13pt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spacing="0.101cm" fo:text-align="start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libri" fo:font-size="13pt" style:font-name-asian="Arial1" style:font-size-asian="13pt" style:font-name-complex="Arial1" style:font-size-complex="13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libri" fo:font-size="12p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style:font-name-asian="Arial1" style:font-size-asian="13pt" style:font-name-complex="Arial1" style:font-size-complex="13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style:font-name-asian="Arial1" style:font-size-asian="12pt" style:font-name-complex="Arial1" style:font-size-complex="12pt"/>
    </style:style>
    <style:style style:name="P24" style:family="paragraph" style:parent-style-name="Standard">
      <style:paragraph-properties fo:margin-left="6.72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small-caps" fo:color="#000000" style:font-name="BinnerD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5" style:family="paragraph" style:parent-style-name="Standard">
      <style:paragraph-properties fo:margin-left="6.72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BinnerD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6" style:family="paragraph" style:parent-style-name="Standard">
      <style:paragraph-properties fo:margin-left="6.72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fo:font-weight="bold" fo:background-color="transparent" style:font-name-asian="Arial1" style:font-size-asian="13pt" style:font-weight-asian="bold" style:font-name-complex="Arial1" style:font-size-complex="13pt" style:font-weight-complex="bold"/>
    </style:style>
    <style:style style:name="P27" style:family="paragraph" style:parent-style-name="Standard">
      <style:paragraph-properties fo:margin-left="0cm" fo:margin-right="0.503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P28" style:family="paragraph" style:parent-style-name="Standard">
      <style:paragraph-properties fo:margin-left="0cm" fo:margin-right="0.503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P29" style:family="paragraph" style:parent-style-name="Standard">
      <style:paragraph-properties fo:margin-left="0cm" fo:margin-right="0.503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P30" style:family="paragraph" style:parent-style-name="Standard">
      <style:paragraph-properties fo:margin-left="0.002cm" fo:margin-right="0cm" fo:margin-top="0cm" fo:margin-bottom="0cm" loext:contextual-spacing="false" style:line-spacing="0.101cm" fo:text-align="center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normal" fo:background-color="transparent" style:font-name-asian="Arial1" style:font-size-asian="13pt" style:font-weight-asian="normal" style:font-name-complex="Arial1" style:font-size-complex="13pt" style:font-weight-complex="normal"/>
    </style:style>
    <style:style style:name="P31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32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 style:font-weight-complex="bold"/>
    </style:style>
    <style:style style:name="P33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style:font-name-asian="Arial1" style:font-size-asian="13pt" style:font-name-complex="Arial1" style:font-size-complex="13pt"/>
    </style:style>
    <style:style style:name="P34" style:family="paragraph" style:parent-style-name="Standard">
      <style:paragraph-properties fo:margin-left="0.002cm" fo:margin-right="0cm" fo:margin-top="0cm" fo:margin-bottom="0cm" loext:contextual-spacing="false" style:line-spacing="0.101cm" fo:text-align="start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35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bold" fo:background-color="transparent" style:font-name-asian="Arial1" style:font-size-asian="13pt" style:font-weight-asian="bold" style:font-name-complex="Arial1" style:font-size-complex="13pt" style:font-weight-complex="bold"/>
    </style:style>
    <style:style style:name="P36" style:family="paragraph" style:parent-style-name="Standard">
      <style:paragraph-properties fo:margin-left="0.002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left="0.002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libri" fo:font-size="13pt" style:font-name-asian="Arial1" style:font-size-asian="13pt" style:font-name-complex="Arial1" style:font-size-complex="13pt"/>
    </style:style>
    <style:style style:name="P39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libri" fo:font-size="13pt" style:font-size-asian="13pt" style:font-size-complex="13pt"/>
    </style:style>
    <style:style style:name="P40" style:family="paragraph" style:parent-style-name="Standard">
      <style:paragraph-properties fo:margin-left="0.002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Calibri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41" style:family="paragraph" style:parent-style-name="Frame_20_contents">
      <style:paragraph-properties fo:text-align="start" style:justify-single-word="false"/>
    </style:style>
    <style:style style:name="P42" style:family="paragraph" style:parent-style-name="Standard">
      <style:paragraph-properties fo:margin-left="0cm" fo:margin-right="0cm" fo:margin-top="0cm" fo:margin-bottom="0cm" loext:contextual-spacing="false" style:line-spacing="0.101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6.879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10101" style:font-name="Calibri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43" style:family="paragraph" style:parent-style-name="Text_20_body" style:master-page-name="Page_20_Style_20_1">
      <style:paragraph-properties style:page-number="auto"/>
      <style:text-properties style:font-name="Calibri" fo:font-size="13pt" style:font-size-asian="13pt" style:font-size-complex="13pt"/>
    </style:style>
    <style:style style:name="T1" style:family="text">
      <style:text-properties style:font-name="Wingdings" fo:font-style="normal" style:font-name-asian="Wingdings" style:font-style-asian="normal" style:font-name-complex="Wingdings" style:font-style-complex="normal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Webdings" fo:font-style="normal" style:font-name-asian="Webdings" style:font-style-asian="normal" style:font-name-complex="Webdings" style:font-style-complex="normal"/>
    </style:style>
    <style:style style:name="T7" style:family="text">
      <style:text-properties fo:color="#010101"/>
    </style:style>
    <style:style style:name="T8" style:family="text">
      <style:text-properties fo:color="#010101" style:text-underline-style="solid" style:text-underline-width="auto" style:text-underline-color="font-color" fo:font-weight="bold" style:font-name-asian="Arial1" style:font-weight-asian="bold" style:font-name-complex="Arial1" style:font-weight-complex="bold"/>
    </style:style>
    <style:style style:name="T9" style:family="text">
      <style:text-properties fo:color="#010101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10101" style:font-name-asian="Arial1" style:font-name-complex="Arial1"/>
    </style:style>
    <style:style style:name="T11" style:family="text">
      <style:text-properties fo:color="#010101" fo:font-weight="bold" style:font-name-asian="Arial1" style:font-weight-asian="bold" style:font-name-complex="Arial1" style:font-weight-complex="bold"/>
    </style:style>
    <style:style style:name="T12" style:family="text">
      <style:text-properties fo:color="#010101" fo:font-weight="bold" style:font-weight-asian="bold" style:font-weight-complex="bold"/>
    </style:style>
    <style:style style:name="T13" style:family="text">
      <style:text-properties fo:color="#010101" fo:font-weight="bold" fo:background-color="#ffff00" loext:char-shading-value="0" style:font-name-asian="Arial1" style:font-weight-asian="bold" style:font-name-complex="Arial1" style:font-weight-complex="bold"/>
    </style:style>
    <style:style style:name="T14" style:family="text">
      <style:text-properties fo:color="#010101" fo:font-weight="bold" fo:background-color="transparent" loext:char-shading-value="0" style:font-name-asian="Arial1" style:font-weight-asian="bold" style:font-name-complex="Arial1" style:font-weight-complex="bold"/>
    </style:style>
    <style:style style:name="T15" style:family="text">
      <style:text-properties fo:color="#010101" fo:background-color="#ffff00" loext:char-shading-value="0" style:font-name-asian="Arial1" style:font-name-complex="Arial1"/>
    </style:style>
    <style:style style:name="T16" style:family="text">
      <style:text-properties fo:color="#010101" fo:font-weight="normal" style:font-weight-asian="normal" style:font-weight-complex="normal"/>
    </style:style>
    <style:style style:name="T17" style:family="text">
      <style:text-properties fo:color="#010101" fo:font-weight="normal" style:font-name-asian="Arial1" style:font-weight-asian="normal" style:font-name-complex="Arial1" style:font-weight-complex="normal"/>
    </style:style>
    <style:style style:name="T18" style:family="text">
      <style:text-properties fo:color="#010101" fo:background-color="transparent" loext:char-shading-value="0" style:font-name-asian="Arial1" style:font-name-complex="Arial1"/>
    </style:style>
    <style:style style:name="T19" style:family="text">
      <style:text-properties fo:color="#010101" style:font-name="Calibri"/>
    </style:style>
    <style:style style:name="T20" style:family="text">
      <style:text-properties fo:color="#010101" style:font-name="Calibri" fo:font-weight="normal" style:font-weight-asian="normal" style:font-weight-complex="normal"/>
    </style:style>
    <style:style style:name="T21" style:family="text">
      <style:text-properties fo:color="#010101" style:font-name="Calibri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fo:font-weight="bold" style:font-name-asian="Arial1" style:font-weight-asian="bold" style:font-name-complex="Arial1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style:font-name-asian="Arial1" style:font-name-complex="Arial1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30" style:family="text">
      <style:text-properties fo:font-size="11pt" fo:font-weight="normal" style:font-weight-asian="normal" style:font-weight-complex="normal"/>
    </style:style>
    <style:style style:name="T31" style:family="text">
      <style:text-properties officeooo:rsid="001df52b"/>
    </style:style>
    <style:style style:name="T32" style:family="text">
      <style:text-properties officeooo:rsid="0020aea4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0">ATA DE AUDIÊNCIA <text:span text:style-name="T32">DE</text:span> INSTRUÇÃO <text:span text:style-name="T32">E</text:span> JULGAMENTO</text:p>
            <text:p text:style-name="P26">1ª VARA CRIMINAL</text:p>
          </table:table-cell>
        </table:table-row>
      </table:table>
      <text:p text:style-name="P34"><text:span text:style-name="T22">Dia</text:span><text:tab/>: <text:span text:style-name="T32">$_DATA_$</text:span>, às <text:span text:style-name="T32">$_HORA_$</text:span> horas <text:span text:style-name="T30">(marcada para as <text:s text:c="2"/>horas)</text:span></text:p>
      <text:p text:style-name="P10">Autos<text:tab/>: <text:span text:style-name="T32">$_NUM.PROCESSO_$</text:span></text:p>
      <text:p text:style-name="P42">Réu<text:tab/>: <text:span text:style-name="T32">$_NOME.PARTE.PASSIVA_$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8"><text:span text:style-name="T9">PRESENTES:</text:span><text:span text:style-name="T7"> </text:span><text:span text:style-name="T28">MMª. Juíza de Direito, Drª. </text:span><text:span text:style-name="T26">Cláudia Mara da Silva Faleiros Fernandes</text:span><text:span text:style-name="T12">, </text:span><text:span text:style-name="T16">Promotor(a) de J</text:span><text:span text:style-name="T20">ustiça, </text:span><text:span text:style-name="T19">Drª. </text:span><text:span text:style-name="T21">Cláudia Machado dos Santos Gonçalves</text:span>, Defensor Público Substituto, Dr <text:span text:style-name="T23">Diego Cesar dos Santos</text:span>, </text:p>
          </table:table-cell>
        </table:table-row>
      </table:table>
      <text:p text:style-name="P32"/>
      <text:p text:style-name="P39"><text:span text:style-name="T8">OCORRÊNCIA</text:span><text:span text:style-name="T10">: Efetuado o pregão constatou-se a presença dos acima mencionados. </text:span></text:p>
      <text:p text:style-name="P33"/>
      <text:p text:style-name="P33">Foi procedido a oitiva da(s) testemunha(s) e/ou interrogatório do réu(s), conforme termo(s) em separado. Inquirido(a) mediante gravação digital, na forma do art. 91 das Diretrizes Gerais do Tribunal de Justiça do Estado de Rondônia e do PROVIMENTO CONJUNTO N. 001/2012-PR-CG, publicado pelo DJE 193/2012 de 18/10/2012, devendo a gravação ser utilizada EXCLUSIVAMENTE para a instrução processual, vedada a utilização ou divulgação por qualquer meio (art. 20 da Lei 10.406/202-CC), sendo punido na forma da lei. A parte interessada na degravação deverá realizá-la por conta própria, responsabilizando-se pela correspondência entre o texto e <text:span text:style-name="T31">as declarações</text:span> registradas (art. 8, PC n. 001/2012-PR-CG)</text:p>
      <text:p text:style-name="P33"/>
      <text:p text:style-name="P19"><text:span text:style-name="T11">DADA A PALAVRA AO MINISTÉRIO PÚBLICO, SE MANIFESTOU</text:span><text:span text:style-name="T10">:</text:span></text:p>
      <text:p text:style-name="P11"/>
      <text:p text:style-name="P19"><text:span text:style-name="T11">DADA A PALAVRA A DEFESA, SE MANIFESTOU</text:span><text:span text:style-name="T10">: </text:span></text:p>
      <text:p text:style-name="P33"/>
      <text:p text:style-name="P33"/>
      <text:p text:style-name="P35"/>
      <text:p text:style-name="P19"><text:span text:style-name="T14">PELA MMª. JUÍZA FOI PROFERIDO O SEGUINTE DESPACHO:</text:span><text:span text:style-name="T18"> </text:span><text:span text:style-name="T15">“</text:span><text:span text:style-name="T13">1)</text:span><text:span text:style-name="T15"> Relatório e fundamentação feitos pelo sistema de gravação audiovisual. </text:span><text:span text:style-name="T13">2)</text:span><text:span text:style-name="T15"> Dosimetria e Parte Dispositiva da sentença segue em anexo. </text:span><text:span text:style-name="T13">3)</text:span><text:span text:style-name="T15"> Aguarde-se o trânsito em julgado, após, não havendo recurso, cumpra-se a sentença. </text:span><text:span text:style-name="T13">4) </text:span><text:span text:style-name="T15">Presentes intimados.” </text:span><text:span text:style-name="T10">Nada mais. Eu, <text:s text:c="6"/></text:span><text:span text:style-name="T27">Lucas Alonso Favarin</text:span><text:span text:style-name="T10">, secretário do juiz, digitei e revisei.</text:span></text:p>
      <text:p text:style-name="P33"/>
      <text:p text:style-name="P33"><text:soft-page-break/><text:span text:style-name="T28">Juíza de Direito:</text:span><text:tab/><text:tab/><text:tab/><text:tab/><text:tab/>Promotor(a) de Justiça: </text:p>
      <text:p text:style-name="P33"><text:span text:style-name="T22">Advogado(a)/Defensor(a) Público(a)</text:span>:</text:p>
      <text:p text:style-name="P33">Acusado(a): </text:p>
      <text:p text:style-name="P23">Autos<text:tab/>: <text:s/></text:p>
      <text:p text:style-name="P14">Réu<text:tab/>: <text:s/></text:p>
      <text:p text:style-name="P16"/>
      <text:p text:style-name="P18">TERMO DE COMPARECIMENTO</text:p>
      <text:p text:style-name="P1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1"><text:span text:style-name="T17">Audiência realizada</text:span><text:span text:style-name="T29"> mediante gravação digital, na forma do art. 91 das Diretrizes Gerais do Tribunal de Justiça do Estado de Rondônia e do PROVIMENTO CONJUNTO N. 001/2012-PR-CG, publicado pelo DJE 193/2012 de 18/10/2012, devendo a gravação ser utilizada EXCLUSIVAMENTE para a instrução processual, vedada a utilização ou divulgação por qualquer meio (art. 20 da Lei 10.406/202-CC), sendo punido na forma da lei. Foram ouvidas as seguintes testemunhas:</text:span></text:p>
          </table:table-cell>
        </table:table-row>
      </table:table>
      <text:p text:style-name="P36"/>
      <text:p text:style-name="P36">Juiz(a) de Direito:<text:tab/><text:tab/><text:tab/><text:tab/>Promotor(a) de Justiça: </text:p>
      <text:p text:style-name="P36"/>
      <text:p text:style-name="P31">Advogado(a)/Defensor(a) Público(a):</text:p>
      <text:p text:style-name="P36"/>
      <text:p text:style-name="P17">Réu(s): </text:p>
      <text:p text:style-name="P15"/>
      <text:p text:style-name="P15"/>
      <text:p text:style-name="P36">Testemunha(s):</text:p>
      <text:p text:style-name="P36"/>
      <text:p text:style-name="P36">( <text:s text:c="2"/>) Compromissada. ( <text:s text:c="3"/>) Não compromissada. ______________________________</text:p>
      <text:p text:style-name="P37"/>
      <text:p text:style-name="P36"/>
      <text:p text:style-name="P22">Autos<text:tab/>: <text:s/></text:p>
      <text:p text:style-name="P12"><text:span text:style-name="T22">Réu<text:tab/>:</text:span> <text:s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9"><text:span text:style-name="T10">01 – DEPOIMENTO QUE PRESTA A TESTEMUNHA:</text:span><text:span text:style-name="T11"> </text:span></text:p>
            <text:p text:style-name="P4">. <text:s/>Inquirido(a) mediante gravação digital, na forma do art. 91 das Diretrizes Gerais do Tribunal de Justiça do Estado de Rondônia e do PROVIMENTO CONJUNTO N. 001/2012-PR-CG, publicado pelo DJE 193/2012 de 18/10/2012, devendo a gravação ser utilizada EXCLUSIVAMENTE para a instrução processual, vedada a utilização ou divulgação por qualquer meio (art. 20 da Lei 10.406/202-CC), sendo punido na forma da lei. </text:p>
          </table:table-cell>
        </table:table-row>
      </table:table>
      <text:p text:style-name="P11"/>
      <text:p text:style-name="P11">Testemunha: </text:p>
      <text:p text:style-name="P11"/>
      <text:p text:style-name="P40">Juíza de Direito:</text:p>
      <text:p text:style-name="P40"/>
      <text:p text:style-name="P33">Promotor(a) de Justiça:</text:p>
      <text:p text:style-name="P11"/>
      <text:p text:style-name="P31">Advogado(a)/Defensor(a) Público(a):</text:p>
      <text:p text:style-name="P13"/>
      <text:p text:style-name="P13">Acusado(a):</text:p>
      <text:p text:style-name="P22">Autos<text:tab/>: <text:s/></text:p>
      <text:p text:style-name="P12"><text:span text:style-name="T28">Réu<text:tab/>:</text:span><text:span text:style-name="T24"> 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INTERROGATÓRIO </text:p>
          </table:table-cell>
        </table:table-row>
        <table:table-row>
          <table:table-cell table:style-name="Tabela4.A2" office:value-type="string">
            <text:p text:style-name="P20"><draw:frame draw:style-name="fr1" draw:name="Quadro1" text:anchor-type="paragraph" svg:x="-0.041cm" svg:y="0.007cm" svg:width="5.057cm" draw:z-index="10"><draw:text-box fo:min-height="6.389cm"><text:p text:style-name="P41"/></draw:text-box></draw:frame><text:span text:style-name="T26">NOME</text:span><text:span text:style-name="T24">: <text:s/></text:span><text:span text:style-name="T26"><text:s/></text:span><text:span text:style-name="T28"><text:s/></text:span><text:span text:style-name="T26"><text:s/></text:span></text:p>
            <text:p text:style-name="P20"><text:span text:style-name="T26">APELIDO</text:span><text:span text:style-name="T28">: </text:span></text:p>
            <text:p text:style-name="P5"><text:span text:style-name="T23">CPF</text:span>: <text:s/></text:p>
            <text:p text:style-name="P8"><text:span text:style-name="T23">RG</text:span>: <text:s/></text:p>
            <text:p text:style-name="P5"><text:span text:style-name="T23">ELEITOR EM</text:span>: <text:s text:c="2"/></text:p>
            <text:p text:style-name="P8"><text:span text:style-name="T23">NATURAL DE</text:span>: <text:s text:c="3"/></text:p>
            <text:p text:style-name="P5"><text:span text:style-name="T23">ESTADO CIVIL</text:span>: <text:s/></text:p>
            <text:p text:style-name="P5"><text:span text:style-name="T23">NASCIDO (A) AOS</text:span>: <text:s text:c="2"/></text:p>
            <text:p text:style-name="P5"><text:span text:style-name="T23">ESCOLARIDADE</text:span>: <text:s/></text:p>
            <text:p text:style-name="P8"><text:span text:style-name="T23">PROFISSÃO</text:span>: <text:s/></text:p>
            <text:p text:style-name="P5"><text:span text:style-name="T23">FILIAÇÃO</text:span>: </text:p>
            <text:p text:style-name="P5"><text:span text:style-name="T23">RESIDENTE</text:span>: </text:p>
            <text:p text:style-name="P5"><text:span text:style-name="T23">FONE</text:span>:</text:p>
            <text:p text:style-name="P5">Não tem advogado constituído, nem condições de constituir; </text:p>
          </table:table-cell>
        </table:table-row>
        <table:table-row>
          <table:table-cell table:style-name="Tabela4.A3" office:value-type="string">
            <text:p text:style-name="P5"/>
          </table:table-cell>
        </table:table-row>
      </table:table>
      <text:p text:style-name="P19"><text:span text:style-name="T27">Cientificado da denúncia que contra si foi apresentada e advertido na forma do artigo 186 do Código de Processo Penal, foi interrogado, na presença do </text:span><text:span text:style-name="T25">Defensor Público, </text:span><text:span text:style-name="T17">Dr. </text:span><text:span text:style-name="T11">José Raphael Silvério</text:span><text:span text:style-name="T27">, de acordo com o disposto no artigo 188 do referido Código. Inquirido(a) mediante gravação digital, na forma do art. 91 das Diretrizes Gerais do Tribunal de Justiça do Estado de Rondônia e do PROVIMENTO CONJUNTO N. 001/2012-PR-CG, publicado pelo DJE 193/2012 de 18/10/2012, devendo a gravação ser utilizada EXCLUSIVAMENTE para a instrução processual, vedada a utilização ou divulgação por qualquer meio (art. 20 da Lei 10.406/202-CC), sendo punido na forma da lei. </text:span></text:p>
      <text:p text:style-name="P19"><text:span text:style-name="T27"><text:s text:c="4"/></text:span><text:span text:style-name="T25"><text:s text:c="9"/></text:span></text:p>
      <text:p text:style-name="P19"><text:span text:style-name="T27">Interrogando:</text:span><text:span text:style-name="T25"> <text:s text:c="6"/></text:span><text:span text:style-name="T27"><text:tab/> <text:s text:c="16"/><text:tab/><text:tab/></text:span></text:p>
      <text:p text:style-name="P33"><text:span text:style-name="T28">Juíza de Direito</text:span>:</text:p>
      <text:p text:style-name="P11">Promotor(a) de Justiça:</text:p>
      <text:p text:style-name="P33"><text:span text:style-name="T22">Advogado(a)/Defensor(a) Público(a)</text:span>: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Verdana" svg:font-family="Verdana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innerD" svg:font-family="Binne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_20_Body" style:display-name="Text Body" style:family="paragraph" style:parent-style-name="Standard" style:class="text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prefix="(" style:num-suffix=")" style:num-format="1">
        <style:list-level-properties text:space-before="2.54cm" text:min-label-width="0.635cm"/>
      </text:list-level-style-number>
      <text:list-level-style-number text:level="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style:num-prefix="(" style:num-suffix=")" style:num-format="i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a" style:num-letter-sync="true">
        <style:list-level-properties text:space-before="5.08cm" text:min-label-width="0.635cm"/>
      </text:list-level-style-number>
      <text:list-level-style-number text:level="9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 Black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MP4" style:family="paragraph" style:parent-style-name="Standard">
      <style:paragraph-properties fo:margin-left="6.72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small-caps" fo:color="#000000" style:font-name="BinnerD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MP5" style:family="paragraph" style:parent-style-name="Standard">
      <style:paragraph-properties fo:margin-left="0cm" fo:margin-right="0.503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MP6" style:family="paragraph" style:parent-style-name="Standard">
      <style:paragraph-properties fo:margin-left="0cm" fo:margin-right="0.503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MP7" style:family="paragraph" style:parent-style-name="Standard">
      <style:paragraph-properties fo:margin-left="0cm" fo:margin-right="0.503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MP8" style:family="paragraph" style:parent-style-name="Standard">
      <style:paragraph-properties fo:margin-left="6.72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BinnerD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MT1" style:family="text">
      <style:text-properties style:font-name="Wingdings" fo:font-style="normal" style:font-name-asian="Wingdings" style:font-style-asian="normal" style:font-name-complex="Wingdings" style:font-style-complex="normal"/>
    </style:style>
    <style:style style:name="MT2" style:family="text">
      <style:text-properties style:font-name="Calibri"/>
    </style:style>
    <style:style style:name="MT3" style:family="text">
      <style:text-properties style:font-name="Wingdings" style:font-name-asian="Wingdings" style:font-name-complex="Wingdings"/>
    </style:style>
    <style:style style:name="MT4" style:family="text">
      <style:text-properties style:font-name="Webdings" fo:font-style="normal" style:font-name-asian="Webdings" style:font-style-asian="normal" style:font-name-complex="Webdings" style:font-style-complex="normal"/>
    </style:style>
    <style:style style:name="MT5" style:family="text">
      <style:text-properties style:font-name="Calibri" fo:font-weight="bold" style:font-weight-asian="bold" style:font-weight-complex="bold"/>
    </style:style>
    <style:style style:name="MT6" style:family="text">
      <style:text-properties style:font-name="Calibri" style:text-underline-style="solid" style:text-underline-width="auto" style:text-und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998cm" fo:margin-bottom="1.501cm" fo:margin-left="2.462cm" fo:margin-right="2.08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0.998cm" fo:margin-bottom="1.501cm" fo:margin-left="2.494cm" fo:margin-right="1.97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 style:next-style-name="Page_20_Style_20_2">
      <style:header>
        <text:p text:style-name="MP1"><draw:frame draw:style-name="Mfr1" draw:name="figura4" text:anchor-type="paragraph" svg:x="1.75cm" svg:y="0cm" svg:width="1.656cm" svg:height="2.291cm" draw:z-index="4"><draw:image xlink:href="Pictures/200000070000082B00000B5FE376DACC.svm" xlink:type="simple" xlink:show="embed" xlink:actuate="onLoad"/></draw:frame><draw:frame draw:style-name="Mfr1" draw:name="figuras1" text:anchor-type="paragraph" svg:x="14.58cm" svg:y="0cm" svg:width="1.905cm" svg:height="1.931cm" draw:z-index="5"><draw:image xlink:href="Pictures/100000000000004800000049F714F6B6.jpg" xlink:type="simple" xlink:show="embed" xlink:actuate="onLoad"/></draw:frame>PODER JUDICIÁRIO </text:p>
        <text:p text:style-name="MP2">ESTADO DE RONDÔNIA – ROLIM DE MOURA</text:p>
        <text:p text:style-name="MP3">1ª Vara Criminal, Vara de Execuções Penais,</text:p>
        <text:p text:style-name="MP3">Vara do Tribunal do Júri e Juízo Competente para a Lei 11.340/06</text:p>
        <text:p text:style-name="MP4"/>
      </style:header>
      <style:footer>
        <text:p text:style-name="MP5">Fórum Juiz Eurico Soares Montenegro – TJRO (www.tjro.jus.br)</text:p>
        <text:p text:style-name="MP6">Av. João Pessoa, 4555, Centro - <text:s text:c="2"/>Rolim de Moura/RO - CEP:76.940-000 </text:p>
        <text:p text:style-name="MP7"><text:span text:style-name="MT1"></text:span><text:span text:style-name="MT2">Telefone: (69) 3442-2268, 2374, 3999, 1458 (1ª Vara Criminal: ramal 217) – </text:span><text:span text:style-name="MT3"></text:span><text:span text:style-name="MT4"> </text:span><text:span text:style-name="MT5">E</text:span><text:span text:style-name="MT2">-mail: </text:span><text:span text:style-name="MT6">rmm1crime@tjro.jus.br</text:span></text:p>
      </style:footer>
    </style:master-page>
    <style:master-page style:name="Page_20_Style_20_2" style:display-name="Page Style 2" style:page-layout-name="Mpm3">
      <style:header>
        <text:p text:style-name="MP1"><draw:frame draw:style-name="Mfr1" draw:name="figura1" text:anchor-type="paragraph" svg:x="1.75cm" svg:y="0cm" svg:width="1.656cm" svg:height="2.291cm" draw:z-index="3"><draw:image xlink:href="Pictures/200000070000082B00000B5FE376DACC.svm" xlink:type="simple" xlink:show="embed" xlink:actuate="onLoad"/></draw:frame><draw:frame draw:style-name="Mfr1" draw:name="figuras2" text:anchor-type="paragraph" svg:x="14.58cm" svg:y="0cm" svg:width="1.905cm" svg:height="1.931cm" draw:z-index="9"><draw:image xlink:href="Pictures/100000000000004800000049F714F6B6.jpg" xlink:type="simple" xlink:show="embed" xlink:actuate="onLoad"/></draw:frame>PODER JUDICIÁRIO </text:p>
        <text:p text:style-name="MP2">ESTADO DE RONDÔNIA – ROLIM DE MOURA</text:p>
        <text:p text:style-name="MP3">1ª Vara Criminal, Vara de Execuções Penais,</text:p>
        <text:p text:style-name="MP3">Vara do Tribunal do Júri e Juízo Competente para a Lei 11.343/06</text:p>
        <text:p text:style-name="MP8"/>
      </style:header>
      <style:footer>
        <text:p text:style-name="MP5">Fórum Juiz Eurico Soares Montenegro – TJRO (www.tjro.jus.br)</text:p>
        <text:p text:style-name="MP6">Av. João Pessoa, 4555, Centro - <text:s text:c="2"/>Rolim de Moura/RO - CEP:76.940-000 </text:p>
        <text:p text:style-name="MP7"><text:span text:style-name="MT1"></text:span><text:span text:style-name="MT2">Telefone: (69) 3442-2268, 2374, 3999, 1458 (1ª Vara Criminal: ramal 217) – </text:span><text:span text:style-name="MT3"></text:span><text:span text:style-name="MT4"> </text:span><text:span text:style-name="MT5">E</text:span><text:span text:style-name="MT2">-mail: </text:span><text:span text:style-name="MT6">rmm1crime@tjro.jus.br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dc:title>Atas de audiência de Instrução e Julgamento</dc:title>
    <meta:creation-date>2014-11-19T10:02:05.993000000</meta:creation-date>
    <dc:language>pt-BR</dc:language>
    <meta:editing-cycles>3</meta:editing-cycles>
    <meta:editing-duration>PT24M59S</meta:editing-duration>
    <dc:date>2014-11-29T12:33:20.985000000</dc:date>
    <meta:document-statistic meta:table-count="5" meta:image-count="4" meta:object-count="0" meta:page-count="5" meta:paragraph-count="69" meta:word-count="682" meta:character-count="4758" meta:non-whitespace-character-count="4018"/>
    <meta:user-defined meta:name="Info 1"/>
    <meta:user-defined meta:name="Info 2"/>
    <meta:user-defined meta:name="Info 3"/>
    <meta:user-defined meta:name="Info 4"/>
  </office:meta>
</office:document-meta>
</file>